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87ec" officeooo:paragraph-rsid="000a87ec"/>
    </style:style>
    <style:style style:name="P2" style:family="paragraph" style:parent-style-name="Standard">
      <style:text-properties officeooo:rsid="001c139e" officeooo:paragraph-rsid="001c139e"/>
    </style:style>
    <style:style style:name="P3" style:family="paragraph" style:parent-style-name="Standard">
      <style:text-properties officeooo:rsid="002025f7" officeooo:paragraph-rsid="002025f7"/>
    </style:style>
    <style:style style:name="P4" style:family="paragraph" style:parent-style-name="Standard">
      <style:text-properties officeooo:rsid="002515cd" officeooo:paragraph-rsid="002515cd"/>
    </style:style>
    <style:style style:name="P5" style:family="paragraph" style:parent-style-name="Standard">
      <style:text-properties officeooo:rsid="0010e130" officeooo:paragraph-rsid="0010e130"/>
    </style:style>
    <style:style style:name="P6" style:family="paragraph" style:parent-style-name="Standard">
      <style:text-properties officeooo:rsid="000df4bd" officeooo:paragraph-rsid="000df4bd"/>
    </style:style>
    <style:style style:name="P7" style:family="paragraph" style:parent-style-name="Standard">
      <style:text-properties officeooo:rsid="000e2f42" officeooo:paragraph-rsid="000e2f42"/>
    </style:style>
    <style:style style:name="P8" style:family="paragraph" style:parent-style-name="Standard">
      <style:text-properties officeooo:rsid="000e2f42" officeooo:paragraph-rsid="000f902f"/>
    </style:style>
    <style:style style:name="P9" style:family="paragraph" style:parent-style-name="Standard">
      <style:text-properties officeooo:rsid="000f902f" officeooo:paragraph-rsid="000f902f"/>
    </style:style>
    <style:style style:name="P10" style:family="paragraph" style:parent-style-name="Standard">
      <style:text-properties officeooo:rsid="0010e130" officeooo:paragraph-rsid="000f902f"/>
    </style:style>
    <style:style style:name="P11" style:family="paragraph" style:parent-style-name="Standard">
      <style:text-properties officeooo:rsid="0014fa24" officeooo:paragraph-rsid="0014fa24"/>
    </style:style>
    <style:style style:name="P12" style:family="paragraph" style:parent-style-name="Standard">
      <style:text-properties officeooo:rsid="00152fc3" officeooo:paragraph-rsid="00152fc3"/>
    </style:style>
    <style:style style:name="P13" style:family="paragraph" style:parent-style-name="Standard">
      <style:text-properties fo:font-style="normal" officeooo:rsid="0021eceb" officeooo:paragraph-rsid="0016a200" style:font-style-asian="normal" style:font-style-complex="normal"/>
    </style:style>
    <style:style style:name="P14" style:family="paragraph" style:parent-style-name="Standard">
      <style:text-properties fo:font-style="normal" officeooo:rsid="0017d163" officeooo:paragraph-rsid="0017d163" style:font-style-asian="normal" style:font-style-complex="normal"/>
    </style:style>
    <style:style style:name="P15" style:family="paragraph" style:parent-style-name="Standard">
      <style:text-properties officeooo:rsid="0016a200" officeooo:paragraph-rsid="0016a200"/>
    </style:style>
    <style:style style:name="P16" style:family="paragraph" style:parent-style-name="Standard">
      <style:text-properties officeooo:rsid="001e933e" officeooo:paragraph-rsid="001e933e"/>
    </style:style>
    <style:style style:name="T1" style:family="text">
      <style:text-properties officeooo:rsid="001ca995"/>
    </style:style>
    <style:style style:name="T2" style:family="text">
      <style:text-properties officeooo:rsid="00231e24"/>
    </style:style>
    <style:style style:name="T3" style:family="text">
      <style:text-properties officeooo:rsid="001cdb1d"/>
    </style:style>
    <style:style style:name="T4" style:family="text">
      <style:text-properties officeooo:rsid="001e933e"/>
    </style:style>
    <style:style style:name="T5" style:family="text">
      <style:text-properties officeooo:rsid="002025f7"/>
    </style:style>
    <style:style style:name="T6" style:family="text">
      <style:text-properties officeooo:rsid="0021ca6c"/>
    </style:style>
    <style:style style:name="T7" style:family="text">
      <style:text-properties officeooo:rsid="0025d177"/>
    </style:style>
    <style:style style:name="T8" style:family="text">
      <style:text-properties officeooo:rsid="00152fc3"/>
    </style:style>
    <style:style style:name="T9" style:family="text">
      <style:text-properties officeooo:rsid="0016a200"/>
    </style:style>
    <style:style style:name="T10" style:family="text">
      <style:text-properties officeooo:rsid="000df4bd"/>
    </style:style>
    <style:style style:name="T11" style:family="text">
      <style:text-properties officeooo:rsid="000c9fc7"/>
    </style:style>
    <style:style style:name="T12" style:family="text">
      <style:text-properties officeooo:rsid="001b383e"/>
    </style:style>
    <style:style style:name="T13" style:family="text">
      <style:text-properties officeooo:rsid="001a1cec"/>
    </style:style>
    <style:style style:name="T14" style:family="text">
      <style:text-properties officeooo:rsid="00129719"/>
    </style:style>
    <style:style style:name="T15" style:family="text">
      <style:text-properties officeooo:rsid="002748d8"/>
    </style:style>
    <style:style style:name="T16" style:family="text">
      <style:text-properties officeooo:rsid="000f902f"/>
    </style:style>
    <style:style style:name="T17" style:family="text">
      <style:text-properties officeooo:rsid="0010b6aa"/>
    </style:style>
    <style:style style:name="T18" style:family="text">
      <style:text-properties officeooo:rsid="0010e130"/>
    </style:style>
    <style:style style:name="T19" style:family="text">
      <style:text-properties officeooo:rsid="0017d163"/>
    </style:style>
    <style:style style:name="T20"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yout of EJ thing</text:p>
      <text:p text:style-name="P1"/>
      <text:p text:style-name="P2">Water</text:p>
      <text:p text:style-name="P2">Energy</text:p>
      <text:p text:style-name="P2">Heavy Metals =&gt; an individual phone or laptop <text:span text:style-name="T1">[little image of phone scrolls in, shrinks.]</text:span> won’t create much change either way in how many heavy metals are taken from the earth and refined in unethical ways, in conditions created by centuries of colonialism. <text:span text:style-name="T2">t</text:span><text:span text:style-name="T3"> </text:span><text:span text:style-name="T4">[4] (show GPUs scrolling in as ten then a hundred then a thirty thousand dots.</text:span><text:span text:style-name="T5">)</text:span></text:p>
      <text:p text:style-name="P3">These kinds of numbers change the shape of an entire industry, and are a 2023 estimate of how many GPU (Graphics Processing Units – a key technical component in training and running AI systems) <text:span text:style-name="T6">that</text:span> the company NVIDIA (which has seen its valuation skyrocket over the past 5 years or so) <text:span text:style-name="T6">would sell to openAI for its ChatGPT model, only one of many AI models currently on the market.</text:span></text:p>
      <text:p text:style-name="P3"/>
      <text:p text:style-name="P4">Along with the disastrous increase in mining of heavy metals, the state of landfills (especially those holding hazardous waste) in the united states disproportionately impacts people of color and other minority groups. <text:span text:style-name="T7">A substantial increase in E-waste as GPU clusters die will correlate with an increase in corporate waste dumped into these locations.</text:span></text:p>
      <text:p text:style-name="P2"/>
      <text:p text:style-name="P1"/>
      <text:p text:style-name="P1"/>
      <text:p text:style-name="P1"/>
      <text:p text:style-name="P1"/>
      <text:p text:style-name="P1"/>
      <text:p text:style-name="P1"/>
      <text:p text:style-name="P1"/>
      <text:p text:style-name="P1">The Environmental Justice impacts of Artificial Intelligence and Big Data</text:p>
      <text:p text:style-name="P1">Alexander Shapinsky</text:p>
      <text:p text:style-name="P1">NRES 224 – Introduction to Environmental and Climate Justice</text:p>
      <text:p text:style-name="P1"/>
      <text:p text:style-name="P1">We live in a country where <text:span text:style-name="T8">~</text:span>[<text:span text:style-name="T9">26.7</text:span>] <text:span text:style-name="T9">million</text:span> people live without access to clean water. <text:span text:style-name="T9">[3]</text:span></text:p>
      <text:p text:style-name="P1">Yet <text:span text:style-name="T10">we also have</text:span> <text:span text:style-name="T8">~</text:span>[number] <text:span text:style-name="T10">data centers </text:span><text:span text:style-name="T11">consuming </text:span><text:span text:style-name="T10">a total</text:span><text:span text:style-name="T11"> average of </text:span><text:span text:style-name="T8">~</text:span><text:span text:style-name="T11">[number] gallons of water per </text:span><text:span text:style-name="T12">year</text:span><text:span text:style-name="T11">.</text:span></text:p>
      <text:p text:style-name="P1"/>
      <text:p text:style-name="P5">Data centers <text:span text:style-name="T13">that are </text:span>located prominently in <text:span text:style-name="T13">high-</text:span>population cities, bringing high-tech jobs but not to the people who need them. And bringing <text:span text:style-name="T14">a scourge</text:span> that will wipe away those jobs amongst those who do.</text:p>
      <text:p text:style-name="P1"/>
      <text:p text:style-name="P6">Keep in mind as this goes on that, due to “commercial sensitivity” and the forces of the free market, we possess only ballpark knowledge about the energy and water profiles of data centers.</text:p>
      <text:p text:style-name="P6"/>
      <text:p text:style-name="P6">The corporations are once again</text:p>
      <text:p text:style-name="P6"/>
      <text:p text:style-name="P6">AI data centers have a demand for energy that far outstrips supply. In many places, this leads to higher electrical costs for all consumers.</text:p>
      <text:p text:style-name="P6"/>
      <text:p text:style-name="P6">Instead of the AI industry, <text:span text:style-name="T15">valued at hundreds of billions of dollars,</text:span> taking up this burden, it is being passed onto consumers, with <text:span text:style-name="T15">those already struggling to pay for utilities </text:span></text:p>
      <text:p text:style-name="P6"/>
      <text:p text:style-name="P7">[mark-upped screenshot of that one *(&amp;(*ing trump executive order. <text:span text:style-name="T16">The one I’ve screenshotted</text:span>]</text:p>
      <text:p text:style-name="P7"><text:soft-page-break/></text:p>
      <text:p text:style-name="P8">This coincides with a rise in investment in fossil fuels and lowering of regulatory power in the United States federal government. Trump’s Executive Order 14241 specifically mentions “Emerging technologies” <text:span text:style-name="T16">as an impetus for domestic energy production (“including coal”). This is no coincidence. </text:span></text:p>
      <text:p text:style-name="P8"/>
      <text:p text:style-name="P9">The power draw required for the AI boom is outpacing the growth of sustainable energy. Tech companies are turning to <text:span text:style-name="T17">restarting old </text:span>fossil fuel <text:span text:style-name="T17">plant</text:span>s, <text:span text:style-name="T17">which, as we’ve seen, act as vectors for toxins and cancer risks, especially </text:span><text:span text:style-name="T18">among</text:span><text:span text:style-name="T17"> racial </text:span><text:span text:style-name="T18">divides</text:span><text:span text:style-name="T17">.</text:span></text:p>
      <text:p text:style-name="P10"/>
      <text:p text:style-name="P11">A key component <text:span text:style-name="T19">in</text:span> fighting injustice is a<text:span text:style-name="T19">n informed</text:span> populace <text:span text:style-name="T19">that</text:span> can think critically <text:span text:style-name="T19">amongst itself</text:span> <text:s/>about the issues at hand in order to find problems and form solutions. Yet the rise of Generative AI as a proxy for thinking can atrophy those abilities, creating a majority population who experience difficulty in thinking for themselves and <text:s/>[reword heavily!]</text:p>
      <text:p text:style-name="P11"/>
      <text:p text:style-name="P12">So let’s look at the Principles of Environmental Justice.</text:p>
      <text:p text:style-name="P12"/>
      <text:p text:style-name="P13">6) Environmental Justice demands the cessation of the</text:p>
      <text:p text:style-name="P13">production of all toxins, hazardous wastes, and radioactive</text:p>
      <text:p text:style-name="P13">materials, and that all past and current producers be held</text:p>
      <text:p text:style-name="P13">strictly accountable to the people for detoxification and</text:p>
      <text:p text:style-name="P13">the containment at the point of production.</text:p>
      <text:p text:style-name="P13"/>
      <text:p text:style-name="P14">The sheer scale at which computer components must be manufactured in order to feed the ravenous AI market has led to one company, Nvidia, having its valuation rise exponentially in the 2020s. No matter how you cut it, this requires an increase in mining rare earth metals and heavy metals, leaching <text:s/>toxins into the environment</text:p>
      <text:p text:style-name="P13"/>
      <text:p text:style-name="P13">- 3) Environmental Justice mandates the right to ethical,</text:p>
      <text:p text:style-name="P13">balanced and responsible uses of land and renewable</text:p>
      <text:p text:style-name="P13">resources in the interest of a sustainable planet for humans</text:p>
      <text:p text:style-name="P13">and other living things.</text:p>
      <text:p text:style-name="P13"/>
      <text:p text:style-name="P13"/>
      <text:p text:style-name="P13">14) Environmental Justice opposes the destructive</text:p>
      <text:p text:style-name="P13">operations of multi-national corporations.</text:p>
      <text:p text:style-name="P13"/>
      <text:p text:style-name="P14">Have you <text:span text:style-name="T20">seen</text:span> multi-national corporations? Eek.</text:p>
      <text:p text:style-name="P13"/>
      <text:p text:style-name="P13">17) Environmental Justice requires that we, as</text:p>
      <text:p text:style-name="P13">individuals, make personal and consumer choices to</text:p>
      <text:p text:style-name="P13">consume as little of Mother Earth's resources and to</text:p>
      <text:p text:style-name="P13">produce as little waste as possible; and make the</text:p>
      <text:p text:style-name="P13">conscious decision to challenge and reprioritize our</text:p>
      <text:p text:style-name="P13">lifestyles to ensure the health of the natural world for</text:p>
      <text:p text:style-name="P13">present and future generations.</text:p>
      <text:p text:style-name="P12"/>
      <text:p text:style-name="P15">3] <text:a xlink:type="simple" xlink:href="https://water.usgs.gov/vizlab/water-availability/03-vulnerability" text:style-name="Internet_20_link" text:visited-style-name="Visited_20_Internet_20_Link">https://water.usgs.gov/vizlab/water-availability/03-vulnerability</text:a> </text:p>
      <text:p text:style-name="P16">4] https://www.trendforce.com/presscenter/news/20230301-11584.htm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6T21:54:21.742568000</meta:creation-date>
    <dc:date>2025-10-20T00:05:02.168805000</dc:date>
    <meta:editing-duration>P2DT12M49S</meta:editing-duration>
    <meta:editing-cycles>22</meta:editing-cycles>
    <meta:generator>LibreOffice/25.8.1.1$MacOSX_AARCH64 LibreOffice_project/54047653041915e595ad4e45cccea684809c77b5</meta:generator>
    <meta:document-statistic meta:table-count="0" meta:image-count="0" meta:object-count="0" meta:page-count="2" meta:paragraph-count="43" meta:word-count="729" meta:character-count="4653" meta:non-whitespace-character-count="3959"/>
  </office:meta>
</office:document-meta>
</file>